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701in"/>
    </style:style>
    <style:style style:name="co2" style:family="table-column">
      <style:table-column-properties fo:break-before="auto" style:column-width="1.7327in"/>
    </style:style>
    <style:style style:name="co3" style:family="table-column">
      <style:table-column-properties fo:break-before="auto" style:column-width="1.689in"/>
    </style:style>
    <style:style style:name="co4" style:family="table-column">
      <style:table-column-properties fo:break-before="auto" style:column-width="2.7228in"/>
    </style:style>
    <style:style style:name="co5" style:family="table-column">
      <style:table-column-properties fo:break-before="auto" style:column-width="0.3173in"/>
    </style:style>
    <style:style style:name="co6" style:family="table-column">
      <style:table-column-properties fo:break-before="auto" style:column-width="1.4146in"/>
    </style:style>
    <style:style style:name="co7" style:family="table-column">
      <style:table-column-properties fo:break-before="auto" style:column-width="1.599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2"/>
        <table:table-column table:style-name="co7" table:default-cell-style-name="ce2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Suggested Source</text:p>
          </table:table-cell>
          <table:table-cell table:style-name="ce1" office:value-type="string" calcext:value-type="string">
            <text:p>Cost for 1 board</text:p>
          </table:table-cell>
          <table:table-cell table:style-name="ce1" office:value-type="string" calcext:value-type="string">
            <text:p>Cost for 250 board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P/C1</text:p>
          </table:table-cell>
          <table:table-cell office:value-type="string" calcext:value-type="string">
            <text:p>B41231B7688M</text:p>
          </table:table-cell>
          <table:table-cell office:value-type="string" calcext:value-type="string">
            <text:p>6800uF</text:p>
          </table:table-cell>
          <table:table-cell office:value-type="string" calcext:value-type="string">
            <text:p>EPCOS_CAP_6800_B41231B7688M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2]*1.94" office:value-type="currency" office:currency="USD" office:value="1.94" calcext:value-type="currency">
            <text:p>$1.94</text:p>
          </table:table-cell>
          <table:table-cell table:formula="of:=[.E2]*1.2004*250" office:value-type="currency" office:currency="USD" office:value="300.1" calcext:value-type="currency">
            <text:p>$300.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U2</text:p>
          </table:table-cell>
          <table:table-cell office:value-type="string" calcext:value-type="string">
            <text:p>UA78M33CDCYR</text:p>
          </table:table-cell>
          <table:table-cell office:value-type="string" calcext:value-type="string">
            <text:p>3.3V Regulator</text:p>
          </table:table-cell>
          <table:table-cell office:value-type="string" calcext:value-type="string">
            <text:p>SOT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3]*0.58" office:value-type="currency" office:currency="USD" office:value="0.58" calcext:value-type="currency">
            <text:p>$0.58</text:p>
          </table:table-cell>
          <table:table-cell table:formula="of:=[.E3]*0.39*250" office:value-type="currency" office:currency="USD" office:value="97.5" calcext:value-type="currency">
            <text:p>$97.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U1</text:p>
          </table:table-cell>
          <table:table-cell office:value-type="string" calcext:value-type="string">
            <text:p>LM5160ADNTJ</text:p>
          </table:table-cell>
          <table:table-cell office:value-type="string" calcext:value-type="string">
            <text:p>Flybuck Converter</text:p>
          </table:table-cell>
          <table:table-cell office:value-type="string" calcext:value-type="string">
            <text:p>LM5160_WSON.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4]*4.42" office:value-type="currency" office:currency="USD" office:value="4.42" calcext:value-type="currency">
            <text:p>$4.42</text:p>
          </table:table-cell>
          <table:table-cell table:formula="of:=[.E4]*4.42*250" office:value-type="currency" office:currency="USD" office:value="1105" calcext:value-type="currency">
            <text:p>$1,105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C4</text:p>
          </table:table-cell>
          <table:table-cell office:value-type="string" calcext:value-type="string">
            <text:p>GRM21BR72A474KA73L </text:p>
          </table:table-cell>
          <table:table-cell office:value-type="string" calcext:value-type="string">
            <text:p>.47uF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5]*0.58" office:value-type="currency" office:currency="USD" office:value="0.58" calcext:value-type="currency">
            <text:p>$0.58</text:p>
          </table:table-cell>
          <table:table-cell table:formula="of:=[.E5]*0.22276*250" office:value-type="currency" office:currency="USD" office:value="55.69" calcext:value-type="currency">
            <text:p>$55.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C6</text:p>
          </table:table-cell>
          <table:table-cell office:value-type="string" calcext:value-type="string">
            <text:p>C0805C223K5RACTU</text:p>
          </table:table-cell>
          <table:table-cell office:value-type="string" calcext:value-type="string">
            <text:p>22nF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6]*0.1" office:value-type="currency" office:currency="USD" office:value="0.1" calcext:value-type="currency">
            <text:p>$0.10</text:p>
          </table:table-cell>
          <table:table-cell table:formula="of:=[.E6]*0.02384*250" office:value-type="currency" office:currency="USD" office:value="5.96" calcext:value-type="currency">
            <text:p>$5.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C10</text:p>
          </table:table-cell>
          <table:table-cell office:value-type="string" calcext:value-type="string">
            <text:p>CC0805KKX7R7BB105 </text:p>
          </table:table-cell>
          <table:table-cell office:value-type="string" calcext:value-type="string">
            <text:p>1uF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7]*0.1" office:value-type="currency" office:currency="USD" office:value="0.1" calcext:value-type="currency">
            <text:p>$0.10</text:p>
          </table:table-cell>
          <table:table-cell table:formula="of:=[.E7]*0.02476*250" office:value-type="currency" office:currency="USD" office:value="6.19" calcext:value-type="currency">
            <text:p>$6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R2,P/R3,P/R4</text:p>
          </table:table-cell>
          <table:table-cell office:value-type="string" calcext:value-type="string">
            <text:p>RC0805FR-07100KL</text:p>
          </table:table-cell>
          <table:table-cell office:value-type="string" calcext:value-type="string">
            <text:p>100k</text:p>
          </table:table-cell>
          <table:table-cell office:value-type="float" office:value="805" calcext:value-type="float">
            <text:p>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key.com</text:p>
          </table:table-cell>
          <table:table-cell table:formula="of:=[.E8]*0.1" office:value-type="currency" office:currency="USD" office:value="0.3" calcext:value-type="currency">
            <text:p>$0.30</text:p>
          </table:table-cell>
          <table:table-cell table:formula="of:=[.E8]*0.00514*250" office:value-type="currency" office:currency="USD" office:value="3.855" calcext:value-type="currency">
            <text:p>$3.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C9</text:p>
          </table:table-cell>
          <table:table-cell office:value-type="string" calcext:value-type="string">
            <text:p>C0805C102K4RACT</text:p>
          </table:table-cell>
          <table:table-cell office:value-type="string" calcext:value-type="string">
            <text:p>1nF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9]*0.1" office:value-type="currency" office:currency="USD" office:value="0.1" calcext:value-type="currency">
            <text:p>$0.10</text:p>
          </table:table-cell>
          <table:table-cell table:formula="of:=[.E9]*0.01804*250" office:value-type="currency" office:currency="USD" office:value="4.51" calcext:value-type="currency">
            <text:p>$4.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R7</text:p>
          </table:table-cell>
          <table:table-cell office:value-type="string" calcext:value-type="string">
            <text:p>RC0805FR-072KL</text:p>
          </table:table-cell>
          <table:table-cell office:value-type="string" calcext:value-type="string">
            <text:p>2k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.com</text:p>
          </table:table-cell>
          <table:table-cell table:formula="of:=[.E10]*0.1" office:value-type="currency" office:currency="USD" office:value="0.2" calcext:value-type="currency">
            <text:p>$0.20</text:p>
          </table:table-cell>
          <table:table-cell table:formula="of:=[.E10]*0.00644*250" office:value-type="currency" office:currency="USD" office:value="3.22" calcext:value-type="currency">
            <text:p>$3.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R6</text:p>
          </table:table-cell>
          <table:table-cell office:value-type="string" calcext:value-type="string">
            <text:p>RC0805FR-073K48L </text:p>
          </table:table-cell>
          <table:table-cell office:value-type="string" calcext:value-type="string">
            <text:p>3.48k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11]*0.1" office:value-type="currency" office:currency="USD" office:value="0.1" calcext:value-type="currency">
            <text:p>$0.10</text:p>
          </table:table-cell>
          <table:table-cell table:formula="of:=[.E11]*250*0.00644" office:value-type="currency" office:currency="USD" office:value="1.61" calcext:value-type="currency">
            <text:p>$1.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TP1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est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C5</text:p>
          </table:table-cell>
          <table:table-cell office:value-type="string" calcext:value-type="string">
            <text:p>GRM31BR73A222KW01</text:p>
          </table:table-cell>
          <table:table-cell office:value-type="string" calcext:value-type="string">
            <text:p>2.2nF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13]*0.33" office:value-type="currency" office:currency="USD" office:value="0.33" calcext:value-type="currency">
            <text:p>$0.33</text:p>
          </table:table-cell>
          <table:table-cell table:formula="of:=[.E13]*0.11592*250" office:value-type="currency" office:currency="USD" office:value="28.98" calcext:value-type="currency">
            <text:p>$28.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T1</text:p>
          </table:table-cell>
          <table:table-cell office:value-type="string" calcext:value-type="string">
            <text:p>SRF1280-330M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BOURNS_SRF1280-33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14]*1.5" office:value-type="currency" office:currency="USD" office:value="1.5" calcext:value-type="currency">
            <text:p>$1.50</text:p>
          </table:table-cell>
          <table:table-cell table:formula="of:=[.E14]*1.07*250" office:value-type="currency" office:currency="USD" office:value="267.5" calcext:value-type="currency">
            <text:p>$267.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D1</text:p>
          </table:table-cell>
          <table:table-cell office:value-type="string" calcext:value-type="string">
            <text:p>DFLS1100-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WERDI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15]*0.41" office:value-type="currency" office:currency="USD" office:value="0.41" calcext:value-type="currency">
            <text:p>$0.41</text:p>
          </table:table-cell>
          <table:table-cell table:formula="of:=[.E15]*0.2601*250" office:value-type="currency" office:currency="USD" office:value="65.025" calcext:value-type="currency">
            <text:p>$65.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R20</text:p>
          </table:table-cell>
          <table:table-cell office:value-type="string" calcext:value-type="string">
            <text:p>RNCP0805FTD10K0</text:p>
          </table:table-cell>
          <table:table-cell office:value-type="string" calcext:value-type="string">
            <text:p>10k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16]*0.1" office:value-type="currency" office:currency="USD" office:value="0.1" calcext:value-type="currency">
            <text:p>$0.10</text:p>
          </table:table-cell>
          <table:table-cell table:formula="of:=[.E16]*0.01088*250" office:value-type="currency" office:currency="USD" office:value="2.72" calcext:value-type="currency">
            <text:p>$2.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ST1,P/ST2</text:p>
          </table:table-cell>
          <table:table-cell office:value-type="string" calcext:value-type="string">
            <text:p>Keystone 12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EYSTONE_1212.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.com</text:p>
          </table:table-cell>
          <table:table-cell table:formula="of:=[.E17]*0.17" office:value-type="currency" office:currency="USD" office:value="0.34" calcext:value-type="currency">
            <text:p>$0.34</text:p>
          </table:table-cell>
          <table:table-cell table:formula="of:=[.E17]*0.0792*250" office:value-type="currency" office:currency="USD" office:value="39.6" calcext:value-type="currency">
            <text:p>$39.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C12,P/C13,P/C14,P/C8</text:p>
          </table:table-cell>
          <table:table-cell office:value-type="string" calcext:value-type="string">
            <text:p>GRM32DR71C106KA01K </text:p>
          </table:table-cell>
          <table:table-cell office:value-type="string" calcext:value-type="string">
            <text:p>10uF</text:p>
          </table:table-cell>
          <table:table-cell office:value-type="float" office:value="1210" calcext:value-type="float">
            <text:p>1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key.com</text:p>
          </table:table-cell>
          <table:table-cell table:formula="of:=[.E18]*0.57" office:value-type="currency" office:currency="USD" office:value="2.28" calcext:value-type="currency">
            <text:p>$2.28</text:p>
          </table:table-cell>
          <table:table-cell table:formula="of:=[.E18]*0.18405*250" office:value-type="currency" office:currency="USD" office:value="184.05" calcext:value-type="currency">
            <text:p>$184.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J1</text:p>
          </table:table-cell>
          <table:table-cell office:value-type="string" calcext:value-type="string">
            <text:p>39-30-0060</text:p>
          </table:table-cell>
          <table:table-cell office:value-type="string" calcext:value-type="string">
            <text:p>6-Pin</text:p>
          </table:table-cell>
          <table:table-cell office:value-type="string" calcext:value-type="string">
            <text:p>Molex_39-30-0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19]*1.32" office:value-type="currency" office:currency="USD" office:value="1.32" calcext:value-type="currency">
            <text:p>$1.32</text:p>
          </table:table-cell>
          <table:table-cell table:formula="of:=[.E19]*0.9076*250" office:value-type="currency" office:currency="USD" office:value="226.9" calcext:value-type="currency">
            <text:p>$226.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C2,P/C3</text:p>
          </table:table-cell>
          <table:table-cell office:value-type="string" calcext:value-type="string">
            <text:p>HMK325B7225KN-T</text:p>
          </table:table-cell>
          <table:table-cell office:value-type="string" calcext:value-type="string">
            <text:p>2.2uF</text:p>
          </table:table-cell>
          <table:table-cell office:value-type="float" office:value="1210" calcext:value-type="float">
            <text:p>1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.com</text:p>
          </table:table-cell>
          <table:table-cell table:formula="of:=[.E20]*0.56" office:value-type="currency" office:currency="USD" office:value="1.12" calcext:value-type="currency">
            <text:p>$1.12</text:p>
          </table:table-cell>
          <table:table-cell table:formula="of:=[.E20]*0.196*250" office:value-type="currency" office:currency="USD" office:value="98" calcext:value-type="currency">
            <text:p>$98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A/C17,D/A/C19,D/X/C17,D/X/C19,D/Y/C17,D/Y/C19,D/Z/C17,D/Z/C19,P/C11,P/C15</text:p>
          </table:table-cell>
          <table:table-cell office:value-type="string" calcext:value-type="string">
            <text:p>GRM21BR71H104KA01L </text:p>
          </table:table-cell>
          <table:table-cell office:value-type="string" calcext:value-type="string">
            <text:p>100nF</text:p>
          </table:table-cell>
          <table:table-cell office:value-type="float" office:value="805" calcext:value-type="float">
            <text:p>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gikey.com</text:p>
          </table:table-cell>
          <table:table-cell table:formula="of:=[.E21]*0.125" office:value-type="currency" office:currency="USD" office:value="1.25" calcext:value-type="currency">
            <text:p>$1.25</text:p>
          </table:table-cell>
          <table:table-cell table:formula="of:=[.E21]*0.03438*250" office:value-type="currency" office:currency="USD" office:value="85.95" calcext:value-type="currency">
            <text:p>$85.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A/U3,D/X/U3,D/Y/U3,D/Z/U3</text:p>
          </table:table-cell>
          <table:table-cell office:value-type="string" calcext:value-type="string">
            <text:p>TMC2660-P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QFP44_10_TMS26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key.com</text:p>
          </table:table-cell>
          <table:table-cell table:formula="of:=[.E22]*7.18" office:value-type="currency" office:currency="USD" office:value="28.72" calcext:value-type="currency">
            <text:p>$28.72</text:p>
          </table:table-cell>
          <table:table-cell table:formula="of:=[.E22]*3.86353*250" office:value-type="currency" office:currency="USD" office:value="3863.53" calcext:value-type="currency">
            <text:p>$3,863.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A/R11,D/A/R13,D/X/R11,D/X/R13,D/Y/R11,D/Y/R13,D/Z/R11,D/Z/R13</text:p>
          </table:table-cell>
          <table:table-cell office:value-type="string" calcext:value-type="string">
            <text:p>RMCF0805JT22R0</text:p>
          </table:table-cell>
          <table:table-cell office:value-type="float" office:value="22" calcext:value-type="float">
            <text:p>22</text:p>
          </table:table-cell>
          <table:table-cell office:value-type="float" office:value="805" calcext:value-type="float">
            <text:p>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key.com</text:p>
          </table:table-cell>
          <table:table-cell table:formula="of:=[.E23]*0.1" office:value-type="currency" office:currency="USD" office:value="0.8" calcext:value-type="currency">
            <text:p>$0.80</text:p>
          </table:table-cell>
          <table:table-cell table:formula="of:=[.E23]*0.00292*250" office:value-type="currency" office:currency="USD" office:value="5.84" calcext:value-type="currency">
            <text:p>$5.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A/R12,D/A/R14,D/X/R12,D/X/R14,D/Y/R12,D/Y/R14,D/Z/R12,D/Z/R14</text:p>
          </table:table-cell>
          <table:table-cell office:value-type="string" calcext:value-type="string">
            <text:p>ERJ-8BWFR075V</text:p>
          </table:table-cell>
          <table:table-cell office:value-type="float" office:value="0.075" calcext:value-type="float">
            <text:p>0.075</text:p>
          </table:table-cell>
          <table:table-cell office:value-type="float" office:value="1206" calcext:value-type="float">
            <text:p>1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key.com</text:p>
          </table:table-cell>
          <table:table-cell table:formula="of:=[.E24]*0.72" office:value-type="currency" office:currency="USD" office:value="5.76" calcext:value-type="currency">
            <text:p>$5.76</text:p>
          </table:table-cell>
          <table:table-cell table:formula="of:=[.E24]*0.23625*250" office:value-type="currency" office:currency="USD" office:value="472.5" calcext:value-type="currency">
            <text:p>$472.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A/J1,D/X/J1,D/Y/J1,D/Z/J1</text:p>
          </table:table-cell>
          <table:table-cell office:value-type="string" calcext:value-type="string">
            <text:p>10127720-041LF</text:p>
          </table:table-cell>
          <table:table-cell office:value-type="string" calcext:value-type="string">
            <text:p>4-Pin Male Connector</text:p>
          </table:table-cell>
          <table:table-cell office:value-type="string" calcext:value-type="string">
            <text:p>AMPHENOL_10127720-041LF.f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key.com</text:p>
          </table:table-cell>
          <table:table-cell table:formula="of:=[.E25]*0.69" office:value-type="currency" office:currency="USD" office:value="2.76" calcext:value-type="currency">
            <text:p>$2.76</text:p>
          </table:table-cell>
          <table:table-cell table:formula="of:=[.E25]*0.35673*250" office:value-type="currency" office:currency="USD" office:value="356.73" calcext:value-type="currency">
            <text:p>$356.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A/C20,D/A/C27,D/X/C20,D/X/C27,D/Y/C20,D/Y/C27,D/Z/C20,D/Z/C27</text:p>
          </table:table-cell>
          <table:table-cell office:value-type="string" calcext:value-type="string">
            <text:p>UWT1V101MCL1GS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NICHICON_WT_CAP_260_mil_s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key.com</text:p>
          </table:table-cell>
          <table:table-cell table:formula="of:=[.E26]*0.36" office:value-type="currency" office:currency="USD" office:value="2.88" calcext:value-type="currency">
            <text:p>$2.88</text:p>
          </table:table-cell>
          <table:table-cell table:formula="of:=[.E26]*0.08607*250" office:value-type="currency" office:currency="USD" office:value="172.14" calcext:value-type="currency">
            <text:p>$172.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A/C21,D/A/C22,D/X/C21,D/X/C22,D/Y/C21,D/Y/C22,D/Z/C21,D/Z/C22</text:p>
          </table:table-cell>
          <table:table-cell office:value-type="string" calcext:value-type="string">
            <text:p>GRM31MR71H474KA01L </text:p>
          </table:table-cell>
          <table:table-cell office:value-type="string" calcext:value-type="string">
            <text:p>470nF</text:p>
          </table:table-cell>
          <table:table-cell office:value-type="float" office:value="1206" calcext:value-type="float">
            <text:p>1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key.com</text:p>
          </table:table-cell>
          <table:table-cell table:formula="of:=[.E27]*0.51" office:value-type="currency" office:currency="USD" office:value="4.08" calcext:value-type="currency">
            <text:p>$4.08</text:p>
          </table:table-cell>
          <table:table-cell table:formula="of:=[.E27]*0.14743*250" office:value-type="currency" office:currency="USD" office:value="294.86" calcext:value-type="currency">
            <text:p>$294.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A/C18,D/A/C25,D/A/C26,D/X/C18,D/X/C25,D/X/C26,D/Y/C18,D/Y/C25,D/Y/C26,D/Z/C18,D/Z/C25,D/Z/C26</text:p>
          </table:table-cell>
          <table:table-cell office:value-type="string" calcext:value-type="string">
            <text:p>GRM219R71C474KA01D </text:p>
          </table:table-cell>
          <table:table-cell office:value-type="string" calcext:value-type="string">
            <text:p>470nF</text:p>
          </table:table-cell>
          <table:table-cell office:value-type="float" office:value="805" calcext:value-type="float">
            <text:p>8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gikey.com</text:p>
          </table:table-cell>
          <table:table-cell table:formula="of:=[.E28]*0.304" office:value-type="currency" office:currency="USD" office:value="3.648" calcext:value-type="currency">
            <text:p>$3.65</text:p>
          </table:table-cell>
          <table:table-cell table:formula="of:=[.E28]*0.0893*250" office:value-type="currency" office:currency="USD" office:value="267.9" calcext:value-type="currency">
            <text:p>$267.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A/C23,D/A/C24,D/X/C23,D/X/C24,D/Y/C23,D/Y/C24,D/Z/C23,D/Z/C24</text:p>
          </table:table-cell>
          <table:table-cell office:value-type="string" calcext:value-type="string">
            <text:p>C0805C103K4RACTU</text:p>
          </table:table-cell>
          <table:table-cell office:value-type="string" calcext:value-type="string">
            <text:p>10nF</text:p>
          </table:table-cell>
          <table:table-cell office:value-type="float" office:value="805" calcext:value-type="float">
            <text:p>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key.com</text:p>
          </table:table-cell>
          <table:table-cell table:formula="of:=[.E29]*0.24" office:value-type="currency" office:currency="USD" office:value="1.92" calcext:value-type="currency">
            <text:p>$1.92</text:p>
          </table:table-cell>
          <table:table-cell table:formula="of:=[.E29]*0.05875*250" office:value-type="currency" office:currency="USD" office:value="117.5" calcext:value-type="currency">
            <text:p>$117.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A/J2,D/X/J2,D/Y/J2,D/Z/J2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UMPE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OSC1</text:p>
          </table:table-cell>
          <table:table-cell office:value-type="string" calcext:value-type="string">
            <text:p>CB3LV-3I-16M0000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B3_O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31]*1.35" office:value-type="currency" office:currency="USD" office:value="1.35" calcext:value-type="currency">
            <text:p>$1.35</text:p>
          </table:table-cell>
          <table:table-cell table:formula="of:=[.E31]*1.05064*250" office:value-type="currency" office:currency="USD" office:value="262.66" calcext:value-type="currency">
            <text:p>$262.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C16,P/C7</text:p>
          </table:table-cell>
          <table:table-cell office:value-type="string" calcext:value-type="string">
            <text:p>CC0805KRX7R9BB103</text:p>
          </table:table-cell>
          <table:table-cell office:value-type="string" calcext:value-type="string">
            <text:p>10nF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.com</text:p>
          </table:table-cell>
          <table:table-cell table:formula="of:=[.E32]*0.1" office:value-type="currency" office:currency="USD" office:value="0.2" calcext:value-type="currency">
            <text:p>$0.20</text:p>
          </table:table-cell>
          <table:table-cell table:formula="of:=[.E32]*0.01164*250" office:value-type="currency" office:currency="USD" office:value="5.82" calcext:value-type="currency">
            <text:p>$5.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/RPI</text:p>
          </table:table-cell>
          <table:table-cell office:value-type="string" calcext:value-type="string">
            <text:p>SBH11-PBPC-D20-ST-BK</text:p>
          </table:table-cell>
          <table:table-cell office:value-type="string" calcext:value-type="string">
            <text:p>40-pin Connector</text:p>
          </table:table-cell>
          <table:table-cell office:value-type="string" calcext:value-type="string">
            <text:p>raspberry_pi_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33]*0.91" office:value-type="currency" office:currency="USD" office:value="0.91" calcext:value-type="currency">
            <text:p>$0.91</text:p>
          </table:table-cell>
          <table:table-cell table:formula="of:=[.E33]*0.48824*250" office:value-type="currency" office:currency="USD" office:value="122.06" calcext:value-type="currency">
            <text:p>$122.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/U4</text:p>
          </table:table-cell>
          <table:table-cell office:value-type="string" calcext:value-type="string">
            <text:p>MAX14850AAE+</text:p>
          </table:table-cell>
          <table:table-cell office:value-type="string" calcext:value-type="string">
            <text:p>6-Channel Digital Isolator</text:p>
          </table:table-cell>
          <table:table-cell office:value-type="string" calcext:value-type="string">
            <text:p>QSOP16_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.com</text:p>
          </table:table-cell>
          <table:table-cell table:formula="of:=[.E34]*2.54" office:value-type="currency" office:currency="USD" office:value="2.54" calcext:value-type="currency">
            <text:p>$2.54</text:p>
          </table:table-cell>
          <table:table-cell table:formula="of:=[.E34]*1.74*250" office:value-type="currency" office:currency="USD" office:value="435" calcext:value-type="currency">
            <text:p>$435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A/R10,D/A/R9,D/R8,D/X/R10,D/X/R9,D/Y/R10,D/Y/R9,D/Z/R10,D/Z/R9,R/R15,R/R16,R/R17,R/R18</text:p>
          </table:table-cell>
          <table:table-cell office:value-type="string" calcext:value-type="string">
            <text:p>RMCF0805JT10K0</text:p>
          </table:table-cell>
          <table:table-cell office:value-type="string" calcext:value-type="string">
            <text:p>10k</text:p>
          </table:table-cell>
          <table:table-cell office:value-type="float" office:value="805" calcext:value-type="float">
            <text:p>80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E35]*1.94" office:value-type="currency" office:currency="USD" office:value="25.22" calcext:value-type="currency">
            <text:p>$25.22</text:p>
          </table:table-cell>
          <table:table-cell table:formula="of:=[.E35]*1.2004*250" office:value-type="currency" office:currency="USD" office:value="3901.3" calcext:value-type="currency">
            <text:p>$3,901.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POWER,R/SERIA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UMPER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6]*1.94" office:value-type="currency" office:currency="USD" office:value="3.88" calcext:value-type="currency">
            <text:p>$3.88</text:p>
          </table:table-cell>
          <table:table-cell table:formula="of:=[.E36]*1.2004*250" office:value-type="currency" office:currency="USD" office:value="600.2" calcext:value-type="currency">
            <text:p>$600.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/X1</text:p>
          </table:table-cell>
          <table:table-cell office:value-type="string" calcext:value-type="string">
            <text:p>ABLS-16.000MHZ-B4-T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_HC4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7]*1.94" office:value-type="currency" office:currency="USD" office:value="1.94" calcext:value-type="currency">
            <text:p>$1.94</text:p>
          </table:table-cell>
          <table:table-cell table:formula="of:=[.E37]*1.2004*250" office:value-type="currency" office:currency="USD" office:value="300.1" calcext:value-type="currency">
            <text:p>$300.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/C33,M/C34</text:p>
          </table:table-cell>
          <table:table-cell office:value-type="string" calcext:value-type="string">
            <text:p>C0805C220J5GACTU</text:p>
          </table:table-cell>
          <table:table-cell office:value-type="string" calcext:value-type="string">
            <text:p>22pF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8]*1.94" office:value-type="currency" office:currency="USD" office:value="3.88" calcext:value-type="currency">
            <text:p>$3.88</text:p>
          </table:table-cell>
          <table:table-cell table:formula="of:=[.E38]*1.2004*250" office:value-type="currency" office:currency="USD" office:value="600.2" calcext:value-type="currency">
            <text:p>$600.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/ISP</text:p>
          </table:table-cell>
          <table:table-cell office:value-type="string" calcext:value-type="string">
            <text:p>M20-995034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DER6_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9]*1.94" office:value-type="currency" office:currency="USD" office:value="1.94" calcext:value-type="currency">
            <text:p>$1.94</text:p>
          </table:table-cell>
          <table:table-cell table:formula="of:=[.E39]*1.2004*250" office:value-type="currency" office:currency="USD" office:value="300.1" calcext:value-type="currency">
            <text:p>$300.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/U5</text:p>
          </table:table-cell>
          <table:table-cell table:number-columns-repeated="2" office:value-type="string" calcext:value-type="string">
            <text:p>ATXMEGA192A3U-AUR</text:p>
          </table:table-cell>
          <table:table-cell office:value-type="string" calcext:value-type="string">
            <text:p>TQFP64_14_ATXMEG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0]*1.94" office:value-type="currency" office:currency="USD" office:value="1.94" calcext:value-type="currency">
            <text:p>$1.94</text:p>
          </table:table-cell>
          <table:table-cell table:formula="of:=[.E40]*1.2004*250" office:value-type="currency" office:currency="USD" office:value="300.1" calcext:value-type="currency">
            <text:p>$300.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/SPI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UMPER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1]*1.94" office:value-type="currency" office:currency="USD" office:value="1.94" calcext:value-type="currency">
            <text:p>$1.94</text:p>
          </table:table-cell>
          <table:table-cell table:formula="of:=[.E41]*1.2004*250" office:value-type="currency" office:currency="USD" office:value="300.1" calcext:value-type="currency">
            <text:p>$300.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/C27,M/C28,M/C29,M/C30,M/C31,M/C32,R/C25,R/C26,R/C35</text:p>
          </table:table-cell>
          <table:table-cell office:value-type="string" calcext:value-type="string">
            <text:p>C0805C104M5RACTU</text:p>
          </table:table-cell>
          <table:table-cell office:value-type="string" calcext:value-type="string">
            <text:p>0.1uF</text:p>
          </table:table-cell>
          <table:table-cell office:value-type="float" office:value="805" calcext:value-type="float">
            <text:p>80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E42]*1.94" office:value-type="currency" office:currency="USD" office:value="17.46" calcext:value-type="currency">
            <text:p>$17.46</text:p>
          </table:table-cell>
          <table:table-cell table:formula="of:=[.E42]*1.2004*250" office:value-type="currency" office:currency="USD" office:value="2700.9" calcext:value-type="currency">
            <text:p>$2,700.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/U6</text:p>
          </table:table-cell>
          <table:table-cell office:value-type="string" calcext:value-type="string">
            <text:p>ISL83485IBZ</text:p>
          </table:table-cell>
          <table:table-cell office:value-type="string" calcext:value-type="string">
            <text:p>RS-485 Transceiver</text:p>
          </table:table-cell>
          <table:table-cell office:value-type="string" calcext:value-type="string">
            <text:p>SO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3]*1.94" office:value-type="currency" office:currency="USD" office:value="1.94" calcext:value-type="currency">
            <text:p>$1.94</text:p>
          </table:table-cell>
          <table:table-cell table:formula="of:=[.E43]*1.2004*250" office:value-type="currency" office:currency="USD" office:value="300.1" calcext:value-type="currency">
            <text:p>$300.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/R19</text:p>
          </table:table-cell>
          <table:table-cell office:value-type="string" calcext:value-type="string">
            <text:p>RMCF0805JT120R</text:p>
          </table:table-cell>
          <table:table-cell office:value-type="float" office:value="120" calcext:value-type="float">
            <text:p>120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4]*1.94" office:value-type="currency" office:currency="USD" office:value="1.94" calcext:value-type="currency">
            <text:p>$1.94</text:p>
          </table:table-cell>
          <table:table-cell table:formula="of:=[.E44]*1.2004*250" office:value-type="currency" office:currency="USD" office:value="300.1" calcext:value-type="currency">
            <text:p>$300.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/LED1</text:p>
          </table:table-cell>
          <table:table-cell office:value-type="string" calcext:value-type="string">
            <text:p>WP59BL/EGW</text:p>
          </table:table-cell>
          <table:table-cell office:value-type="string" calcext:value-type="string">
            <text:p>LED RED/GRN</text:p>
          </table:table-cell>
          <table:table-cell office:value-type="string" calcext:value-type="string">
            <text:p>Kingbright_WP59BL.fp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5]*1.94" office:value-type="currency" office:currency="USD" office:value="1.94" calcext:value-type="currency">
            <text:p>$1.94</text:p>
          </table:table-cell>
          <table:table-cell table:formula="of:=[.E45]*1.2004*250" office:value-type="currency" office:currency="USD" office:value="300.1" calcext:value-type="currency">
            <text:p>$300.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/R23</text:p>
          </table:table-cell>
          <table:table-cell office:value-type="string" calcext:value-type="string">
            <text:p>RMCF0805JT33R0</text:p>
          </table:table-cell>
          <table:table-cell office:value-type="string" calcext:value-type="string">
            <text:p>33?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6]*1.94" office:value-type="currency" office:currency="USD" office:value="1.94" calcext:value-type="currency">
            <text:p>$1.94</text:p>
          </table:table-cell>
          <table:table-cell table:formula="of:=[.E46]*1.2004*250" office:value-type="currency" office:currency="USD" office:value="300.1" calcext:value-type="currency">
            <text:p>$300.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/R22</text:p>
          </table:table-cell>
          <table:table-cell office:value-type="string" calcext:value-type="string">
            <text:p>RMCF0805JT33R0</text:p>
          </table:table-cell>
          <table:table-cell office:value-type="float" office:value="33" calcext:value-type="float">
            <text:p>33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7]*1.94" office:value-type="currency" office:currency="USD" office:value="1.94" calcext:value-type="currency">
            <text:p>$1.94</text:p>
          </table:table-cell>
          <table:table-cell table:formula="of:=[.E47]*1.2004*250" office:value-type="currency" office:currency="USD" office:value="300.1" calcext:value-type="currency">
            <text:p>$300.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R1,R/LD1/R1,R/LD2/R1</text:p>
          </table:table-cell>
          <table:table-cell office:value-type="string" calcext:value-type="string">
            <text:p>RMCF0805JT220R</text:p>
          </table:table-cell>
          <table:table-cell office:value-type="float" office:value="220" calcext:value-type="float">
            <text:p>220</text:p>
          </table:table-cell>
          <table:table-cell office:value-type="float" office:value="805" calcext:value-type="float">
            <text:p>80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48]*1.94" office:value-type="currency" office:currency="USD" office:value="5.82" calcext:value-type="currency">
            <text:p>$5.82</text:p>
          </table:table-cell>
          <table:table-cell table:formula="of:=[.E48]*1.2004*250" office:value-type="currency" office:currency="USD" office:value="900.3" calcext:value-type="currency">
            <text:p>$900.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/LD1/Q2,R/LD2/Q2</text:p>
          </table:table-cell>
          <table:table-cell office:value-type="string" calcext:value-type="string">
            <text:p>2N7002K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T23_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49]*1.94" office:value-type="currency" office:currency="USD" office:value="3.88" calcext:value-type="currency">
            <text:p>$3.88</text:p>
          </table:table-cell>
          <table:table-cell table:formula="of:=[.E49]*1.2004*250" office:value-type="currency" office:currency="USD" office:value="600.2" calcext:value-type="currency">
            <text:p>$600.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/LD1/R2,R/LD1/R3,R/LD2/R2,R/LD2/R3</text:p>
          </table:table-cell>
          <table:table-cell office:value-type="string" calcext:value-type="string">
            <text:p>RC0805FR-07100K</text:p>
          </table:table-cell>
          <table:table-cell office:value-type="string" calcext:value-type="string">
            <text:p>100k</text:p>
          </table:table-cell>
          <table:table-cell office:value-type="float" office:value="805" calcext:value-type="float">
            <text:p>80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50]*1.94" office:value-type="currency" office:currency="USD" office:value="7.76" calcext:value-type="currency">
            <text:p>$7.76</text:p>
          </table:table-cell>
          <table:table-cell table:formula="of:=[.E50]*1.2004*250" office:value-type="currency" office:currency="USD" office:value="1200.4" calcext:value-type="currency">
            <text:p>$1,200.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/LD1/J1,R/LD2/J1</text:p>
          </table:table-cell>
          <table:table-cell office:value-type="string" calcext:value-type="string">
            <text:p>10127720-061LF</text:p>
          </table:table-cell>
          <table:table-cell office:value-type="string" calcext:value-type="string">
            <text:p>6-Pin Male Connector</text:p>
          </table:table-cell>
          <table:table-cell office:value-type="string" calcext:value-type="string">
            <text:p>AMPHENOL_10127720-061LF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51]*1.94" office:value-type="currency" office:currency="USD" office:value="3.88" calcext:value-type="currency">
            <text:p>$3.88</text:p>
          </table:table-cell>
          <table:table-cell table:formula="of:=[.E51]*1.2004*250" office:value-type="currency" office:currency="USD" office:value="600.2" calcext:value-type="currency">
            <text:p>$600.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/LD1/Q1,R/LD2/Q1</text:p>
          </table:table-cell>
          <table:table-cell office:value-type="string" calcext:value-type="string">
            <text:p>SI4062DY-T1-GE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52]*1.94" office:value-type="currency" office:currency="USD" office:value="3.88" calcext:value-type="currency">
            <text:p>$3.88</text:p>
          </table:table-cell>
          <table:table-cell table:formula="of:=[.E52]*1.2004*250" office:value-type="currency" office:currency="USD" office:value="600.2" calcext:value-type="currency">
            <text:p>$600.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/J4</text:p>
          </table:table-cell>
          <table:table-cell office:value-type="string" calcext:value-type="string">
            <text:p>182-025-113R161</text:p>
          </table:table-cell>
          <table:table-cell office:value-type="string" calcext:value-type="string">
            <text:p>25-Pin DSUB</text:p>
          </table:table-cell>
          <table:table-cell office:value-type="string" calcext:value-type="string">
            <text:p>NORCOMP_182-025-113R161_DB25M.fp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3]*1.94" office:value-type="currency" office:currency="USD" office:value="1.94" calcext:value-type="currency">
            <text:p>$1.94</text:p>
          </table:table-cell>
          <table:table-cell table:formula="of:=[.E53]*1.2004*250" office:value-type="currency" office:currency="USD" office:value="300.1" calcext:value-type="currency">
            <text:p>$300.10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 style:data-style-name="N2" text:time-value="21:47:36.117663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9T23:20:21.752839697</dc:date>
    <dc:creator>Doug Coffland</dc:creator>
    <meta:editing-duration>PT1H54M18S</meta:editing-duration>
    <meta:editing-cycles>11</meta:editing-cycles>
    <meta:generator>LibreOffice/4.3.3.2$Linux_X86_64 LibreOffice_project/430m0$Build-2</meta:generator>
    <meta:document-statistic meta:table-count="1" meta:cell-count="405" meta:object-count="0"/>
  </office:meta>
</office:document-meta>
</file>